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7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2.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450"/>
    </style:style>
    <style:style style:name="ce5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200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4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5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6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что говорит человек</text:p>
          </table:table-cell>
          <table:table-cell/>
          <table:table-cell office:value-type="string" calcext:value-type="string">
            <text:p>ключевые слова</text:p>
          </table:table-cell>
        </table:table-row>
      </table:table>
      <table:table table:name="Лист7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8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9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10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11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2" office:value-type="string" calcext:value-type="string">
            <text:p>ключевые слова</text:p>
          </table:table-cell>
          <table:table-cell table:style-name="ce2" office:value-type="string" calcext:value-type="string">
            <text:p>делает бот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/>формулы по физике</text:p>
          </table:table-cell>
          <table:table-cell table:style-name="Default"/>
          <table:table-cell office:value-type="string" calcext:value-type="string">
            <text:p>Давление                      Р=F/S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Плотность                   ρ=m/V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Давление на глубине жидкости   P=ρ∙g∙h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Сила тяжести                       Fт=mg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Архимедова сила                 Fa=ρж∙g∙Vт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office:value-type="string" calcext:value-type="string">
            <text:p>Сила трения                     Fтр=µN</text:p>
            <text:p>Импульс тела                       p=mυ</text:p>
            <text:p>Импульс силы                     Ft=∆p</text:p>
            <text:p>Момент силы                    M=F∙ℓ</text:p>
            <text:p/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Ускорение            a=(υ-υ 0)/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Скорость при движении по окружности υ=2πR/Т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Центростремительное ускорение  a=υ2/R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Количество вещества              ν=N/ Na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Молярная масса                           М=m/ν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Cр. кин. энергия молекул одноатомного газа Ek=3/2∙k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Основное уравнение МКТ      P=nk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Закон Гей – Люссака (изобарный процесс)    p(давление)= cons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Закон Шарля (изохорный процесс)    V(объем)=cons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Мощность     N=A/t=F∙υ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Коэффициент полезного действия η=Aп/Аз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Период колебаний математического маятника T=2π√ℓ/g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Период колебаний пружинного маятника T=2 π √m/k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Уравнение гармонических колебаний  Х=Хmax∙cos ω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Связь длины волны, ее скорости и периода λ= υТ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шпаргалки по истории </text:p>
          </table:table-cell>
          <table:table-cell/>
          <table:table-cell office:value-type="string" calcext:value-type="string">
            <text:p>862 Начало княжения Рюрик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988 Крещение Рус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147 Первое упоминание о Москв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237–1480 Монголо-татарское иго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240 Невская бит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380 Куликовская битв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480 Стояние на реке Угре. Падение монгольского иг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547 Венчание Ивана Грозного на царство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589 Учреждение патриаршества в Росси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598-1613 Смутное время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613 Избрание на царство Михаила Федоровича Романо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54 Переяславская Рада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70–1671 Восcтание Степана Рази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82–1725 Правление Петра 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0–1721 Север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3 Основание Санкт-Петербург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9 Полтавская битв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755 Основание Московского университет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62–1796 Царствование Екатерины II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773–1775 Крестьянская война под предводительством Е. Пугаче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12–1813 Отечествен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12 Бородинское сражени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25 Восстание декабристов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61 Отмена крепостного пра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05–1907 Первая русская революция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14 Вступление России в первую мировую войну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17 Февральская революция. Свержение самодержавия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17 Октябрьская революция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18–1920 Гражданск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22 Образование СССР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41–1945 Великая отечественная войн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57 Запуск первого искусственного спутника Земл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61 Полет Ю.А. Гагарина в космо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86 Авария на Чернобыльской АЭ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91 Распад СССР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.00.0000</text:date>, <text:time style:data-style-name="N2" text:time-value="14:48:50.6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1M48S</meta:editing-duration>
    <meta:editing-cycles>4</meta:editing-cycles>
    <meta:generator>LibreOffice/6.1.4.2$Windows_X86_64 LibreOffice_project/9d0f32d1f0b509096fd65e0d4bec26ddd1938fd3</meta:generator>
    <dc:date>2019-02-07T15:19:28.667000000</dc:date>
    <meta:document-statistic meta:table-count="11" meta:cell-count="63" meta:object-count="0"/>
    <meta:user-defined meta:name="Info 1"/>
    <meta:user-defined meta:name="Info 2"/>
    <meta:user-defined meta:name="Info 3"/>
    <meta:user-defined meta:name="Info 4"/>
  </office:meta>
</office:document-meta>
</file>